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14E558144D1733CDAB7.png" manifest:media-type="image/png"/>
  <manifest:file-entry manifest:full-path="Pictures/10000200000000F0000000D21062DF69F31F51A4.png" manifest:media-type="image/png"/>
  <manifest:file-entry manifest:full-path="Pictures/1000020100000115000000964324B0E13162AAEB.png" manifest:media-type="image/png"/>
  <manifest:file-entry manifest:full-path="Pictures/10001CCE00001CA900000F75308F17C4BB65813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556cm"/>
    </style:style>
    <style:style style:name="gr2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2.646cm" fo:min-width="2.396cm" fo:padding-top="0.177cm" fo:padding-bottom="0.177cm" fo:padding-left="0.302cm" fo:padding-right="0.3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  <style:text-properties fo:font-style="normal" style:font-style-asian="normal" style:font-style-complex="normal"/>
    </style:style>
    <style:style style:name="P2" style:family="paragraph">
      <loext:graphic-properties draw:fill="none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fo:font-style="italic" fo:background-color="#afd095" style:font-size-asian="14pt" style:font-style-asian="italic" style:font-size-complex="14pt" style:font-style-complex="italic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fo:background-color="#ffa6a6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cm" svg:height="0.806cm" svg:x="0cm" svg:y="-0.103cm">
          <draw:text-box>
            <text:p text:style-name="P1"><text:span text:style-name="T1">C/C++ loop</text:span></text:p>
          </draw:text-box>
        </draw:frame>
        <draw:frame draw:style-name="gr2" draw:text-style-name="P3" draw:layer="layout" svg:width="3.221cm" svg:height="2.815cm" svg:x="0.2cm" svg:y="1.2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2" draw:text-style-name="P3" draw:layer="layout" svg:width="3cm" svg:height="1.618cm" svg:x="4.6cm" svg:y="1.78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4324B0E13162AAEB.png" xlink:type="simple" xlink:show="embed" xlink:actuate="onLoad" loext:mime-type="image/png"/>
        </draw:frame>
        <draw:custom-shape draw:style-name="gr3" draw:text-style-name="P3" draw:layer="layout" svg:width="3cm" svg:height="3cm" svg:x="4.6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3cm" svg:x="0.321cm" svg:y="1.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9cm" svg:y1="0.6cm" svg:x2="1.7cm" svg:y2="1cm">
          <text:p/>
        </draw:line>
        <draw:line draw:style-name="gr4" draw:text-style-name="P3" draw:layer="layout" svg:x1="3.9cm" svg:y1="0.6cm" svg:x2="6.2cm" svg:y2="1cm">
          <text:p/>
        </draw:line>
        <draw:frame draw:style-name="gr5" draw:text-style-name="P3" draw:layer="layout" svg:width="2.017cm" svg:height="2.194cm" svg:x="3.601cm" svg:y="12.426cm">
          <draw:image xlink:href="Pictures/10000201000001330000014E558144D1733CDAB7.png" xlink:type="simple" xlink:show="embed" xlink:actuate="onLoad" loext:mime-type="image/png">
            <text:p/>
          </draw:image>
        </draw:frame>
        <draw:frame draw:style-name="gr5" draw:text-style-name="P3" draw:layer="layout" svg:width="2.017cm" svg:height="2.194cm" svg:x="3.601cm" svg:y="12.426cm">
          <draw:image xlink:href="Pictures/10000201000001330000014E558144D1733CDAB7.png" xlink:type="simple" xlink:show="embed" xlink:actuate="onLoad" loext:mime-type="image/png">
            <text:p/>
          </draw:image>
        </draw:frame>
        <draw:line draw:style-name="gr4" draw:text-style-name="P3" draw:layer="layout" svg:x1="1.8cm" svg:y1="4.2cm" svg:x2="3.9cm" svg:y2="4.9cm">
          <text:p/>
        </draw:line>
        <draw:line draw:style-name="gr4" draw:text-style-name="P3" draw:layer="layout" svg:x1="6.1cm" svg:y1="4.2cm" svg:x2="4cm" svg:y2="4.9cm">
          <text:p/>
        </draw:line>
        <draw:frame draw:style-name="gr6" draw:text-style-name="P4" draw:layer="layout" svg:width="2.3cm" svg:height="0.962cm" svg:x="5cm" svg:y="3.938cm">
          <draw:text-box>
            <text:p><text:span text:style-name="T2">yes</text:span><text:span text:style-name="T3"> / </text:span><text:span text:style-name="T4">no</text:span> </text:p>
          </draw:text-box>
        </draw:frame>
        <draw:frame draw:style-name="gr7" draw:text-style-name="P4" draw:layer="layout" svg:width="2.3cm" svg:height="0.962cm" svg:x="0.7cm" svg:y="3.938cm">
          <draw:text-box>
            <text:p><text:span text:style-name="T2">yes</text:span><text:span text:style-name="T3"> / </text:span><text:span text:style-name="T4">no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6-07T12:03:00.257536053</dc:date>
    <meta:editing-duration>PT4H24M57S</meta:editing-duration>
    <meta:editing-cycles>20</meta:editing-cycles>
    <meta:generator>LibreOffice/6.1.4.2$Linux_X86_64 LibreOffice_project/10$Build-2</meta:generator>
    <meta:document-statistic meta:object-count="13"/>
  </office:meta>
</office:document-meta>
</file>